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T12_4" style:family="text">
      <style:text-properties fo:font-style="italic" style:font-style-asian="italic" style:font-style-complex="italic" fo:language="none" fo:language-asian="none" fo:language-complex="none"/>
    </style:style>
    <style:style style:name="T12_5" style:family="text"/>
    <style:style style:name="T12_6" style:family="text">
      <style:text-properties fo:font-style="italic" style:font-style-asian="italic" style:font-style-complex="italic" fo:language="none" fo:language-asian="none" fo:language-complex="none"/>
    </style:style>
    <style:style style:name="T12_7" style:family="text"/>
    <style:style style:name="T12_8" style:family="text">
      <style:text-properties fo:font-style="italic" style:font-style-asian="italic" style:font-style-complex="italic" fo:language="none" fo:language-asian="none" fo:language-complex="none"/>
    </style:style>
    <style:style style:name="T12_9" style:family="text"/>
    <style:style style:name="P13" style:family="paragraph" style:parent-style-name="Heading_20_2">
      <style:paragraph-properties fo:margin-top="0.527cm" fo:margin-bottom="0.527cm"/>
    </style:style>
    <style:style style:name="T13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T13_2" style:family="text">
      <style:text-properties fo:font-style="italic" style:font-style-asian="italic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font-style="italic" style:font-style-asian="italic" style:font-style-complex="italic" fo:language="none" fo:language-asian="none" fo:language-complex="none"/>
    </style:style>
    <style:style style:name="T15_3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Normal">
      <style:paragraph-properties fo:margin-top="0.423cm" fo:margin-bottom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</office:automatic-styles>
  <office:body>
    <office:text>
      <text:h text:style-name="P1" text:outline-level="1"><text:span text:style-name="T1_1">Bitcoin<text:s/>is<text:s/>Not<text:s/>(Just)<text:s/>for<text:s/>Rich<text:s/>People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0-13<text:s/>15:48:33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At<text:s/>a<text:s/>recent<text:s/>event<text:s/>at<text:s/>Duquesne<text:s/>University,<text:s/>a<text:s/>student<text:s/>asked<text:s/>me<text:s/>to<text:s/>explain<text:s/>what<text:s/>Bitcoin<text:s/>is.<text:s/>And<text:s/>as<text:s/>an<text:s/>addendum<text:s/>to<text:s/>her<text:s/>question,<text:s/>she<text:s/>stated<text:s/>that<text:s/>her<text:s/>impression<text:s/>is<text:s/>that<text:s/>Bitcoin<text:s/>is<text:s/>only<text:s/>for<text:s/>rich<text:s/>people...</text:span></text:p>
      <text:p text:style-name="P8"><text:span text:style-name="T8_1">As<text:s/>an<text:s/>educator<text:s/>in<text:s/>the<text:s/>space<text:s/>and<text:s/>a<text:s/>strong<text:s/>believer<text:s/>in<text:s/>the<text:s/>power<text:s/>of<text:s/>cryptocurrencies<text:s/>to<text:s/>change<text:s/>the<text:s/>fabric<text:s/>of<text:s/>finance,<text:s/>I<text:s/>can't<text:s/>stand<text:s/>that<text:s/>Bitcoin<text:s/>and<text:s/>its<text:s/>culture<text:s/>has<text:s/>devolved<text:s/>into<text:s/>memes<text:s/>about<text:s/>hodling<text:s/>(holding)<text:s/>and<text:s/>buying<text:s/>Lamborghinis<text:s/>when<text:s/>the<text:s/>price<text:s/>goes<text:s/>up.<text:s/>Let's<text:s/>discuss<text:s/>why<text:s/>I<text:s/>think<text:s/>the<text:s/>true<text:s/>value<text:s/>of<text:s/>this<text:s/>technology<text:s/>goes<text:s/>so<text:s/>far<text:s/>beyond<text:s/>price<text:s/>speculation.</text:span></text:p>
      <text:h text:style-name="P9" text:outline-level="2"><text:span text:style-name="T9_1">Getting<text:s/>Past<text:s/>"Number<text:s/>Go<text:s/>Up"</text:span></text:h>
      <text:p text:style-name="P10"><text:span text:style-name="T10_1">Is<text:s/>it<text:s/>possibly<text:s/>good<text:s/>for<text:s/>the<text:s/>community<text:s/>and<text:s/>adoption<text:s/>when<text:s/>the<text:s/>price<text:s/>of<text:s/>cryptocurrencies<text:s/>go<text:s/>up,<text:s/>relative<text:s/>to<text:s/>the<text:s/>United<text:s/>States<text:s/>Dollar?<text:s/>Probably.<text:s/>After<text:s/>all,<text:s/>a<text:s/>medium<text:s/>of<text:s/>exchange<text:s/>must<text:s/>have<text:s/>some<text:s/>value<text:s/>for<text:s/>it<text:s/>to<text:s/>be<text:s/>worth<text:s/>accepting<text:s/>for<text:s/>goods<text:s/>and<text:s/>services.<text:s/>However,<text:s/>the<text:s/>value<text:s/>must<text:s/>be<text:s/>fundamentally<text:s/>derived<text:s/></text:span><text:span text:style-name="T10_2">from<text:s/>the<text:s/>currency's<text:s/>utility!<text:s/></text:span><text:span text:style-name="T10_3">Bitcoin<text:s/>Cash,<text:s/>Litecoin,<text:s/>Ethereum,<text:s/>et.<text:s/>all<text:s/>are<text:s/>first<text:s/>and<text:s/>foremost<text:s/>crypto</text:span><text:span text:style-name="T10_4">currencies</text:span><text:span text:style-name="T10_5">.<text:s/>Bitcoin<text:s/>should<text:s/>be,<text:s/>but<text:s/>its<text:s/>loudest<text:s/>proponents<text:s/>in<text:s/>the<text:s/>last<text:s/>several<text:s/>years<text:s/>have<text:s/>argued<text:s/>it's<text:s/>only<text:s/>major<text:s/>use<text:s/>is<text:s/>as<text:s/>a<text:s/>store<text:s/>of<text:s/>value,<text:s/>so<text:s/>I'll<text:s/>leave<text:s/>that<text:s/>up<text:s/>to<text:s/>you<text:s/>to<text:s/>decide.</text:span></text:p>
      <text:p text:style-name="P11"><text:span text:style-name="T11_1">But<text:s/>why<text:s/>is<text:s/>this<text:s/>distinction<text:s/>so<text:s/>important<text:s/>to<text:s/>me,<text:s/>and<text:s/>to<text:s/>many<text:s/>others<text:s/>working<text:s/>in<text:s/>the<text:s/>space?<text:s/>I<text:s/>so<text:s/>strongly<text:s/>believe<text:s/>in<text:s/>Bitcoin<text:s/>as<text:s/></text:span><text:span text:style-name="T11_2">peer<text:s/>to<text:s/>peer<text:s/>cash</text:span><text:span text:style-name="T11_3"><text:s/>because<text:s/>its<text:s/>unique<text:s/>properties<text:s/>enable<text:s/>everyone<text:s/>in<text:s/>society<text:s/>to<text:s/>have<text:s/>more<text:s/>sovereignty<text:s/>over<text:s/>their<text:s/>finances.<text:s/></text:span></text:p>
      <text:p text:style-name="P12"><text:span text:style-name="T12_1">The<text:s/>cryptocurrencies<text:s/>I<text:s/>study<text:s/>and<text:s/>tech<text:s/>about<text:s/>are<text:s/></text:span><text:span text:style-name="T12_2">decentralized.</text:span><text:span text:style-name="T12_3"><text:s/>No<text:s/>central<text:s/>banks<text:s/>or<text:s/>corporate<text:s/>institutions<text:s/>control<text:s/>these<text:s/>forms<text:s/>of<text:s/>money,<text:s/>meaning<text:s/>there<text:s/>is<text:s/>no<text:s/>central<text:s/>point<text:s/>of<text:s/>failure.<text:s/>It's<text:s/></text:span><text:span text:style-name="T12_4">peer<text:s/>to<text:s/>peer<text:s/>money<text:s/>-<text:s/></text:span><text:span text:style-name="T12_5">just<text:s/>the<text:s/>sender<text:s/>and<text:s/>receiver,<text:s/>no<text:s/>corporation<text:s/>in<text:s/>the<text:s/>middle<text:s/>deciding<text:s/>which<text:s/>transactions<text:s/>are<text:s/>valid<text:s/>and<text:s/>allowed<text:s/>to<text:s/>proceed.<text:s/>This<text:s/>leads<text:s/>to<text:s/>the<text:s/>property<text:s/>of<text:s/></text:span><text:span text:style-name="T12_6">censorship<text:s/>resistance</text:span><text:span text:style-name="T12_7">,<text:s/>meaning<text:s/>that<text:s/>no<text:s/>one<text:s/>can<text:s/>arbitrarily<text:s/>stop<text:s/>you<text:s/>from<text:s/>transacting<text:s/>with<text:s/>another<text:s/>party.<text:s/>And<text:s/>of<text:s/>course,<text:s/>these<text:s/>currencies<text:s/>are<text:s/>truly<text:s/></text:span><text:span text:style-name="T12_8">global<text:s/>and<text:s/>borderless</text:span><text:span text:style-name="T12_9"><text:s/>-<text:s/>no<text:s/>silly<text:s/>geopolitics<text:s/>here.<text:s/>Send<text:s/>money<text:s/>to<text:s/>anyone,<text:s/>anywhere.</text:span></text:p>
      <text:h text:style-name="P13" text:outline-level="2"><text:span text:style-name="T13_1">Peer<text:s/>to<text:s/>Peer<text:s/>Cash<text:s/>for<text:s/></text:span><text:span text:style-name="T13_2">Everyone</text:span></text:h>
      <text:p text:style-name="P14"><text:span text:style-name="T14_1">These<text:s/>properties<text:s/>are<text:s/>pretty<text:s/>interesting<text:s/>for<text:s/>those<text:s/>of<text:s/>us<text:s/>in<text:s/>the<text:s/>modern<text:s/>world,<text:s/>yes.<text:s/>We<text:s/>can<text:s/>all<text:s/>benefit<text:s/>from<text:s/>increased<text:s/>security<text:s/>and<text:s/>economic<text:s/>freedom,<text:s/>undoubtedly.<text:s/>However,<text:s/>our<text:s/>judgement<text:s/>on<text:s/>the<text:s/>true<text:s/>value<text:s/>of<text:s/>these<text:s/>properties<text:s/>is<text:s/>often<text:s/>clouded<text:s/>by<text:s/>our<text:s/>wealth<text:s/>and<text:s/>access<text:s/>to<text:s/>privileged<text:s/>banking.</text:span></text:p>
      <text:p text:style-name="P15"><text:span text:style-name="T15_1">Imagine<text:s/>for<text:s/>a<text:s/>second<text:s/>that<text:s/>you're<text:s/>a<text:s/>migrant<text:s/>worker,<text:s/>thousands<text:s/>of<text:s/>miles<text:s/>from<text:s/>your<text:s/>family.<text:s/>Your<text:s/>hard<text:s/>work<text:s/>is<text:s/>your<text:s/>family's<text:s/>lifeline,<text:s/>but<text:s/>Western<text:s/>Union<text:s/>will<text:s/>steal<text:s/>30%<text:s/>in<text:s/>fees<text:s/>to<text:s/>send<text:s/>your<text:s/>money<text:s/>back<text:s/>home.<text:s/></text:span><text:span text:style-name="T15_2">If<text:s/></text:span><text:span text:style-name="T15_3">you're<text:s/>allowed<text:s/>to<text:s/>send<text:s/>money<text:s/>back<text:s/>to<text:s/>where<text:s/>home<text:s/>is.<text:s/>But<text:s/>with<text:s/>Bitcoin<text:s/>Cash<text:s/>or<text:s/>Litecoin,<text:s/>you'll<text:s/>pay<text:s/>less<text:s/>than<text:s/>a<text:s/>penny<text:s/>in<text:s/>fees<text:s/>and<text:s/>your<text:s/>funds<text:s/>will<text:s/>arrive<text:s/>in<text:s/>a<text:s/>near<text:s/>instant.<text:s/>That<text:s/>is<text:s/>powerful.</text:span></text:p>
      <text:p text:style-name="P16"><text:span text:style-name="T16_1">Imagine<text:s/>you're<text:s/>a<text:s/>dissident<text:s/>or<text:s/>journalist<text:s/>whose<text:s/>bank<text:s/>accounts<text:s/>are<text:s/>frozen<text:s/>in<text:s/>an<text:s/>attempt<text:s/>to<text:s/>shut<text:s/>you<text:s/>up.<text:s/>You<text:s/>can't<text:s/>use<text:s/>your<text:s/>debit<text:s/>card<text:s/>anyone,<text:s/>but<text:s/>you<text:s/>can<text:s/>use<text:s/>Bitcoin<text:s/>Cash,<text:s/>Ethereum,<text:s/>and<text:s/>other<text:s/>currencies<text:s/>anywhere,<text:s/>any<text:s/>time.<text:s/>It<text:s/>costs<text:s/>you<text:s/>less<text:s/>in<text:s/>fees<text:s/>than<text:s/>banking<text:s/>does,<text:s/>and<text:s/>donations<text:s/>to<text:s/>your<text:s/>cause<text:s/>can<text:s/>never<text:s/>be<text:s/>censored.<text:s/></text:span></text:p>
      <text:p text:style-name="P17"><text:span text:style-name="T17_1">Imagine<text:s/>you<text:s/>live<text:s/>in<text:s/>a<text:s/>part<text:s/>of<text:s/>the<text:s/>world<text:s/>where<text:s/>the<text:s/>nearest<text:s/>bank<text:s/>branch<text:s/>is<text:s/>100<text:s/>or<text:s/>more<text:s/>miles<text:s/>away,<text:s/>but<text:s/>you<text:s/>have<text:s/>access<text:s/>to<text:s/>a<text:s/>cell<text:s/>phone<text:s/>with<text:s/>a<text:s/>data<text:s/>connection.<text:s/>This<text:s/>happens<text:s/>in<text:s/>many<text:s/>parts<text:s/>of<text:s/>the<text:s/>world.<text:s/>The<text:s/>student<text:s/>I<text:s/>spoke<text:s/>with<text:s/>is<text:s/>a<text:s/>native<text:s/>of<text:s/>Kenya,<text:s/>where<text:s/>the<text:s/></text:span><text:span text:style-name="T17_2">M-pesa</text:span><text:span text:style-name="T17_3"><text:s/>is<text:s/>a<text:s/>completely<text:s/>digital<text:s/>version<text:s/>of<text:s/>cash<text:s/>in<text:s/>the<text:s/>common<text:s/>use.<text:s/>Cryptocurrencies<text:s/>can<text:s/>easily<text:s/>become<text:s/>a<text:s/>totally<text:s/>free<text:s/>medium<text:s/>of<text:s/>exchange<text:s/>in<text:s/>those<text:s/>places,<text:s/>allowed<text:s/>the<text:s/>unbanked<text:s/>to<text:s/>hold<text:s/>a<text:s/>secure<text:s/>bank<text:s/>account<text:s/>in<text:s/>their<text:s/>pocket.</text:span></text:p>
      <text:p text:style-name="P18"><text:span text:style-name="T18_1">We,<text:s/>the<text:s/>rich<text:s/>and<text:s/>privileged<text:s/>can<text:s/>benefit<text:s/>from<text:s/>crypto<text:s/>adoption.<text:s/>But<text:s/>we<text:s/>cannot<text:s/>allow<text:s/>the<text:s/>properties<text:s/>that<text:s/>make<text:s/>these<text:s/>currencies<text:s/>so<text:s/>powerful<text:s/>to<text:s/>be<text:s/>eroded,<text:s/>for<text:s/>those<text:s/>that<text:s/></text:span><text:span text:style-name="T18_2">truly</text:span><text:span text:style-name="T18_3"><text:s/>need<text:s/>them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itcoin is Not (Just) for Rich People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